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PartDataSource.getInput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PartDataSource.FilePartDataSource( Part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artDataSource.getName( String name , Part pa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ePartDataSource.getType( String type , Part pa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ePartDataSource.FilePartDataSource( Part part , String ty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